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7d32" officeooo:paragraph-rsid="00047d32"/>
    </style:style>
    <style:style style:name="P2" style:family="paragraph" style:parent-style-name="Standard">
      <loext:graphic-properties draw:fill="solid" draw:fill-color="#dddddd"/>
      <style:paragraph-properties fo:background-color="#dddddd"/>
      <style:text-properties officeooo:rsid="00047d32" officeooo:paragraph-rsid="00047d32"/>
    </style:style>
    <style:style style:name="P3" style:family="paragraph" style:parent-style-name="Standard">
      <style:paragraph-properties fo:text-align="justify" style:justify-single-word="false"/>
      <style:text-properties officeooo:rsid="00047d32" officeooo:paragraph-rsid="00047d32"/>
    </style:style>
    <style:style style:name="P4" style:family="paragraph" style:parent-style-name="Standard">
      <style:text-properties fo:font-weight="normal" officeooo:rsid="0004e2c4" officeooo:paragraph-rsid="00334575" style:font-weight-asian="normal" style:font-weight-complex="normal"/>
    </style:style>
    <style:style style:name="P5" style:family="paragraph" style:parent-style-name="Standard">
      <style:paragraph-properties fo:text-align="center" style:justify-single-word="false"/>
      <style:text-properties fo:font-size="24pt" fo:font-weight="bold" officeooo:rsid="00047d32" officeooo:paragraph-rsid="000a95d9" style:font-size-asian="24pt" style:font-weight-asian="bold" style:font-size-complex="24pt" style:font-weight-complex="bold"/>
    </style:style>
    <style:style style:name="P6" style:family="paragraph" style:parent-style-name="Standard">
      <style:text-properties fo:font-size="18pt" fo:font-weight="bold" officeooo:rsid="00131889" officeooo:paragraph-rsid="001af19f" style:font-size-asian="18pt" style:font-weight-asian="bold" style:font-size-complex="18pt" style:font-weight-complex="bold"/>
    </style:style>
    <style:style style:name="P7" style:family="paragraph" style:parent-style-name="Standard">
      <style:paragraph-properties fo:text-align="justify" style:justify-single-word="false"/>
      <style:text-properties fo:font-size="12pt" fo:font-weight="bold" officeooo:rsid="002db3a8" officeooo:paragraph-rsid="002db3a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131889" officeooo:paragraph-rsid="00131889"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31889" officeooo:paragraph-rsid="001af19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31889" officeooo:paragraph-rsid="001cca6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31889" officeooo:paragraph-rsid="002db3a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31889" officeooo:paragraph-rsid="002e02f4" style:font-size-asian="12pt" style:font-weight-asian="normal" style:font-size-complex="12pt" style:font-weight-complex="normal"/>
    </style:style>
    <style:style style:name="P13" style:family="paragraph" style:parent-style-name="Standard">
      <loext:graphic-properties draw:fill="solid" draw:fill-color="#dddddd"/>
      <style:paragraph-properties fo:background-color="#dddddd"/>
      <style:text-properties fo:font-size="12pt" fo:font-weight="normal" officeooo:rsid="00131889" officeooo:paragraph-rsid="0033457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e3e7c" officeooo:paragraph-rsid="001e3e7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e3e7c" officeooo:paragraph-rsid="001f12a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e3e7c" officeooo:paragraph-rsid="00333e9b"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2b086" officeooo:paragraph-rsid="001f12a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f19f" officeooo:paragraph-rsid="001cca6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f12a0" officeooo:paragraph-rsid="00334575" style:font-size-asian="12pt" style:font-weight-asian="normal" style:font-size-complex="12pt" style:font-weight-complex="normal"/>
    </style:style>
    <style:style style:name="P20" style:family="paragraph" style:parent-style-name="Standard">
      <style:text-properties fo:font-size="12pt" fo:font-weight="normal" officeooo:rsid="00334575" officeooo:paragraph-rsid="00341ebd" style:font-size-asian="12pt" style:font-weight-asian="normal" style:font-size-complex="12pt" style:font-weight-complex="normal"/>
    </style:style>
    <style:style style:name="P21" style:family="paragraph" style:parent-style-name="Standard">
      <loext:graphic-properties draw:fill="solid" draw:fill-color="#dddddd"/>
      <style:paragraph-properties fo:background-color="#dddddd"/>
      <style:text-properties officeooo:paragraph-rsid="002e02f4"/>
    </style:style>
    <style:style style:name="P22" style:family="paragraph" style:parent-style-name="Standard">
      <loext:graphic-properties draw:fill="solid" draw:fill-color="#dddddd"/>
      <style:paragraph-properties fo:text-align="justify" style:justify-single-word="false" fo:background-color="#dddddd"/>
      <style:text-properties officeooo:rsid="00131889" officeooo:paragraph-rsid="002e02f4"/>
    </style:style>
    <style:style style:name="P23" style:family="paragraph" style:parent-style-name="Standard">
      <loext:graphic-properties draw:fill="solid" draw:fill-color="#dddddd"/>
      <style:paragraph-properties fo:background-color="#dddddd"/>
      <style:text-properties officeooo:rsid="00341ebd" officeooo:paragraph-rsid="00341ebd"/>
    </style:style>
    <style:style style:name="P24" style:family="paragraph" style:parent-style-name="Standard">
      <style:paragraph-properties fo:text-align="center" style:justify-single-word="false"/>
      <style:text-properties fo:font-size="24pt" fo:font-weight="bold" officeooo:rsid="003336ba" officeooo:paragraph-rsid="000a95d9" style:font-size-asian="24pt" style:font-weight-asian="bold" style:font-size-complex="24pt" style:font-weight-complex="bold"/>
    </style:style>
    <style:style style:name="P25" style:family="paragraph" style:parent-style-name="Standard">
      <style:paragraph-properties fo:text-align="justify" style:justify-single-word="false"/>
      <style:text-properties officeooo:rsid="00334575" officeooo:paragraph-rsid="00334575"/>
    </style:style>
    <style:style style:name="P26" style:family="paragraph" style:parent-style-name="Standard">
      <style:text-properties fo:font-size="18pt" fo:font-weight="bold" officeooo:rsid="00131889" officeooo:paragraph-rsid="00399976" style:font-size-asian="18pt" style:font-weight-asian="bold" style:font-size-complex="18pt" style:font-weight-complex="bold"/>
    </style:style>
    <style:style style:name="P27" style:family="paragraph" style:parent-style-name="Standard">
      <style:text-properties fo:font-size="18pt" fo:font-weight="bold" officeooo:rsid="00131889" officeooo:paragraph-rsid="003cc135" style:font-size-asian="18pt" style:font-weight-asian="bold" style:font-size-complex="18pt" style:font-weight-complex="bold"/>
    </style:style>
    <style:style style:name="P28" style:family="paragraph" style:parent-style-name="Standard">
      <style:text-properties fo:font-size="18pt" fo:font-weight="bold" officeooo:rsid="0004e2c4" officeooo:paragraph-rsid="003ad7c5" style:font-size-asian="18pt" style:font-weight-asian="bold" style:font-size-complex="18pt" style:font-weight-complex="bold"/>
    </style:style>
    <style:style style:name="P29" style:family="paragraph" style:parent-style-name="Standard">
      <style:text-properties fo:font-size="12pt" fo:text-shadow="1pt 1pt" fo:font-weight="normal" officeooo:rsid="00341ebd" officeooo:paragraph-rsid="00341eb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31889" officeooo:paragraph-rsid="00399976" style:font-size-asian="12pt" style:font-weight-asian="normal" style:font-size-complex="12pt" style:font-weight-complex="normal"/>
    </style:style>
    <style:style style:name="P31" style:family="paragraph" style:parent-style-name="Standard">
      <style:text-properties fo:font-size="12pt" fo:font-weight="normal" officeooo:rsid="00047d32" officeooo:paragraph-rsid="000ddd13" style:font-size-asian="12pt" style:font-weight-asian="normal" style:font-size-complex="12pt" style:font-weight-complex="normal"/>
    </style:style>
    <style:style style:name="P32" style:family="paragraph" style:parent-style-name="Standard">
      <style:text-properties fo:font-size="12pt" fo:font-weight="normal" officeooo:rsid="00047d32" officeooo:paragraph-rsid="003d55be" style:font-size-asian="12pt" style:font-weight-asian="normal" style:font-size-complex="12pt" style:font-weight-complex="normal"/>
    </style:style>
    <style:style style:name="P33" style:family="paragraph" style:parent-style-name="Standard">
      <style:text-properties fo:font-size="12pt" fo:font-weight="normal" officeooo:rsid="00334575" officeooo:paragraph-rsid="00341ebd" style:font-size-asian="12pt" style:font-weight-asian="normal" style:font-size-complex="12pt" style:font-weight-complex="normal"/>
    </style:style>
    <style:style style:name="P34" style:family="paragraph" style:parent-style-name="Standard">
      <style:text-properties fo:font-size="12pt" fo:font-weight="normal" officeooo:rsid="0019b4e8" officeooo:paragraph-rsid="003cc135" style:font-size-asian="12pt" style:font-weight-asian="normal" style:font-size-complex="12pt" style:font-weight-complex="normal"/>
    </style:style>
    <style:style style:name="P35" style:family="paragraph" style:parent-style-name="Standard">
      <style:text-properties fo:font-weight="normal" officeooo:rsid="0028125c" officeooo:paragraph-rsid="003ad7c5" style:font-weight-asian="normal" style:font-weight-complex="normal"/>
    </style:style>
    <style:style style:name="P36" style:family="paragraph" style:parent-style-name="Standard">
      <loext:graphic-properties draw:fill="solid" draw:fill-color="#dddddd"/>
      <style:paragraph-properties fo:background-color="#dddddd"/>
      <style:text-properties fo:font-weight="normal" officeooo:rsid="0028125c" officeooo:paragraph-rsid="003ad7c5" style:font-weight-asian="normal" style:font-weight-complex="normal"/>
    </style:style>
    <style:style style:name="P37" style:family="paragraph" style:parent-style-name="Standard">
      <loext:graphic-properties draw:fill="solid" draw:fill-color="#dddddd"/>
      <style:paragraph-properties fo:background-color="#dddddd"/>
      <style:text-properties fo:font-weight="normal" officeooo:rsid="00110d7f" officeooo:paragraph-rsid="003ad7c5" style:font-weight-asian="normal" style:font-weight-complex="normal"/>
    </style:style>
    <style:style style:name="P38" style:family="paragraph" style:parent-style-name="Standard">
      <style:paragraph-properties fo:text-align="justify" style:justify-single-word="false"/>
      <style:text-properties fo:font-weight="normal" officeooo:rsid="003ad7c5" officeooo:paragraph-rsid="003ad7c5" style:font-weight-asian="normal" style:font-weight-complex="normal"/>
    </style:style>
    <style:style style:name="P39" style:family="paragraph" style:parent-style-name="Standard">
      <loext:graphic-properties draw:fill="solid" draw:fill-color="#dddddd"/>
      <style:paragraph-properties fo:background-color="#dddddd"/>
      <style:text-properties fo:font-weight="normal" officeooo:rsid="00328747" officeooo:paragraph-rsid="003ad7c5" style:font-weight-asian="normal" style:font-weight-complex="normal"/>
    </style:style>
    <style:style style:name="P40" style:family="paragraph" style:parent-style-name="Standard">
      <style:text-properties fo:font-weight="normal" officeooo:rsid="00308edf" officeooo:paragraph-rsid="003ad7c5" style:font-weight-asian="normal" style:font-weight-complex="normal"/>
    </style:style>
    <style:style style:name="P41" style:family="paragraph" style:parent-style-name="Standard">
      <style:text-properties officeooo:rsid="000a95d9" officeooo:paragraph-rsid="00069ba6"/>
    </style:style>
    <style:style style:name="P42" style:family="paragraph" style:parent-style-name="Standard">
      <style:paragraph-properties fo:text-align="justify" style:justify-single-word="false"/>
      <style:text-properties officeooo:rsid="00047d32" officeooo:paragraph-rsid="00047d32"/>
    </style:style>
    <style:style style:name="P43" style:family="paragraph" style:parent-style-name="Standard">
      <style:paragraph-properties fo:text-align="justify" style:justify-single-word="false"/>
      <style:text-properties officeooo:rsid="00047d32" officeooo:paragraph-rsid="003cc135"/>
    </style:style>
    <style:style style:name="P44" style:family="paragraph" style:parent-style-name="Standard">
      <style:text-properties officeooo:rsid="00047d32" officeooo:paragraph-rsid="003cc135"/>
    </style:style>
    <style:style style:name="P45" style:family="paragraph" style:parent-style-name="Standard">
      <style:text-properties officeooo:rsid="00047d32" officeooo:paragraph-rsid="003d55be"/>
    </style:style>
    <style:style style:name="P46" style:family="paragraph" style:parent-style-name="Standard">
      <loext:graphic-properties draw:fill="solid" draw:fill-color="#dddddd"/>
      <style:paragraph-properties fo:background-color="#dddddd"/>
      <style:text-properties officeooo:rsid="00047d32" officeooo:paragraph-rsid="003d55be"/>
    </style:style>
    <style:style style:name="P47" style:family="paragraph" style:parent-style-name="Standard">
      <style:paragraph-properties fo:text-align="justify" style:justify-single-word="false"/>
      <style:text-properties officeooo:rsid="0028125c" officeooo:paragraph-rsid="003ad7c5"/>
    </style:style>
    <style:style style:name="P48" style:family="paragraph" style:parent-style-name="Standard">
      <loext:graphic-properties draw:fill="solid" draw:fill-color="#dddddd"/>
      <style:paragraph-properties fo:background-color="#dddddd"/>
      <style:text-properties fo:text-shadow="none" fo:font-weight="normal" officeooo:rsid="00069ba6" officeooo:paragraph-rsid="003ad7c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8bc8" style:font-weight-asian="normal" style:font-weight-complex="normal"/>
    </style:style>
    <style:style style:name="T3" style:family="text">
      <style:text-properties fo:font-weight="normal" officeooo:rsid="0034854e" style:font-weight-asian="normal" style:font-weight-complex="normal"/>
    </style:style>
    <style:style style:name="T4" style:family="text">
      <style:text-properties fo:font-weight="normal" officeooo:rsid="003ad7c5"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c510f"/>
    </style:style>
    <style:style style:name="T7" style:family="text">
      <style:text-properties officeooo:rsid="00131889"/>
    </style:style>
    <style:style style:name="T8" style:family="text">
      <style:text-properties fo:font-variant="normal" fo:text-transform="none" style:font-name="Liberation Serif" fo:letter-spacing="normal" fo:font-style="normal" loext:padding="0cm" loext:border="none"/>
    </style:style>
    <style:style style:name="T9" style:family="text">
      <style:text-properties fo:font-variant="normal" fo:text-transform="none" style:font-name="Liberation Serif" fo:letter-spacing="normal" fo:font-style="normal" officeooo:rsid="0034854e" loext:padding="0cm" loext:border="none"/>
    </style:style>
    <style:style style:name="T10" style:family="text">
      <style:text-properties officeooo:rsid="001af19f"/>
    </style:style>
    <style:style style:name="T11" style:family="text">
      <style:text-properties officeooo:rsid="001cca60"/>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31889" style:font-size-asian="12pt" style:font-weight-asian="normal" style:font-size-complex="12pt" style:font-weight-complex="normal"/>
    </style:style>
    <style:style style:name="T14" style:family="text">
      <style:text-properties fo:font-size="12pt" fo:font-weight="normal" officeooo:rsid="00308edf" style:font-size-asian="12pt" style:font-weight-asian="normal" style:font-size-complex="12pt" style:font-weight-complex="normal"/>
    </style:style>
    <style:style style:name="T15" style:family="text">
      <style:text-properties fo:font-size="12pt" fo:font-weight="normal" officeooo:rsid="00341ebd" style:font-size-asian="12pt" style:font-weight-asian="normal" style:font-size-complex="12pt" style:font-weight-complex="normal"/>
    </style:style>
    <style:style style:name="T16" style:family="text">
      <style:text-properties fo:font-size="12pt" fo:font-weight="normal" officeooo:rsid="003cc135" style:font-size-asian="12pt" style:font-weight-asian="normal" style:font-size-complex="12pt" style:font-weight-complex="normal"/>
    </style:style>
    <style:style style:name="T17" style:family="text">
      <style:text-properties fo:font-size="12pt" fo:font-weight="normal" officeooo:rsid="00047d32" style:font-size-asian="12pt" style:font-weight-asian="normal" style:font-size-complex="12pt" style:font-weight-complex="normal"/>
    </style:style>
    <style:style style:name="T18" style:family="text">
      <style:text-properties officeooo:rsid="00308edf"/>
    </style:style>
    <style:style style:name="T19" style:family="text">
      <style:text-properties officeooo:rsid="00328747"/>
    </style:style>
    <style:style style:name="T20" style:family="text">
      <style:text-properties officeooo:rsid="003336ba"/>
    </style:style>
    <style:style style:name="T21" style:family="text">
      <style:text-properties officeooo:rsid="00333e9b"/>
    </style:style>
    <style:style style:name="T22" style:family="text">
      <style:text-properties officeooo:rsid="00334575"/>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fo:font-weight="bold" officeooo:rsid="00341ebd" style:font-size-asian="18pt" style:font-weight-asian="bold" style:font-size-complex="18pt" style:font-weight-complex="bold"/>
    </style:style>
    <style:style style:name="T25" style:family="text">
      <style:text-properties fo:font-size="18pt" fo:font-weight="bold" officeooo:rsid="003cc135" style:font-size-asian="18pt" style:font-weight-asian="bold" style:font-size-complex="18pt" style:font-weight-complex="bold"/>
    </style:style>
    <style:style style:name="T26" style:family="text">
      <style:text-properties fo:font-size="18pt" fo:font-weight="bold" officeooo:rsid="003d55be" style:font-size-asian="18pt" style:font-weight-asian="bold" style:font-size-complex="18pt" style:font-weight-complex="bold"/>
    </style:style>
    <style:style style:name="T27" style:family="text">
      <style:text-properties fo:text-shadow="1pt 1pt"/>
    </style:style>
    <style:style style:name="T28" style:family="text">
      <style:text-properties fo:text-shadow="1pt 1pt" officeooo:rsid="00341ebd"/>
    </style:style>
    <style:style style:name="T29" style:family="text">
      <style:text-properties fo:text-shadow="1pt 1pt" officeooo:rsid="003ad7c5"/>
    </style:style>
    <style:style style:name="T30" style:family="text">
      <style:text-properties officeooo:rsid="00341ebd"/>
    </style:style>
    <style:style style:name="T31" style:family="text">
      <style:text-properties officeooo:rsid="0034854e"/>
    </style:style>
    <style:style style:name="T32" style:family="text">
      <style:text-properties officeooo:rsid="00399976"/>
    </style:style>
    <style:style style:name="T33" style:family="text">
      <style:text-properties officeooo:rsid="003ad7c5"/>
    </style:style>
    <style:style style:name="T34" style:family="text">
      <style:text-properties officeooo:rsid="0028125c"/>
    </style:style>
    <style:style style:name="T35" style:family="text">
      <style:text-properties officeooo:rsid="003b42d9"/>
    </style:style>
    <style:style style:name="T36" style:family="text">
      <style:text-properties officeooo:rsid="003cc135"/>
    </style:style>
    <style:style style:name="T37" style:family="text">
      <style:text-properties officeooo:rsid="003d55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ython</text:p>
      <text:p text:style-name="P5"><text:s/>Setup Guide</text:p>
      <text:p text:style-name="P1"/>
      <text:p text:style-name="P18">During the course we will be writing and debugging a series of <text:span text:style-name="T20">Python</text:span> programs. <text:s/>To do that we need an editor and a debugger. <text:s/>On Unix there are many editors to choose from, vi, vim, emacs, pico etc and from the early days of Unix there have been a number of debuggers available. <text:s/>In the mid 80s gdb was modelled after dbx (an earlier debugger) and is now the principle debugger used in Unix systems.<text:span text:style-name="T20"> <text:s/>Python uses a slightly modified version of gdb called pdb.</text:span></text:p>
      <text:p text:style-name="P10"/>
      <text:p text:style-name="P14"><text:span text:style-name="T11">Integrated Development Environments or IDEs combine editors and debuggers into a single package. <text:s/>IDEs often provide additional facilities, but the editor and debugger remain the principle components. <text:s/>Since 2000, the Eclipse IDE has been very popular on Unix systems. <text:s/>Eclipse employs a series of plug-ins to provide support for various languages (C, C++, Perl, Pyton, Rust etc). The Python plug-in is called PyDev and so Eclipse/PyDev was the IDE of choice</text:span> for a number of years.</text:p>
      <text:p text:style-name="P14"/>
      <text:p text:style-name="P16">However<text:span text:style-name="T21">,</text:span> <text:span text:style-name="T21">recently JetBrains released the excellent IDE, PyCharm. <text:s/>Many developers prefererred PyCharm to Eclipse and things changed again when Microsoft released Visual Studio Code or vscode as its normally called (to avoid confusion with the Windows only IDE also called Visual Studio). <text:s/>All of these IDEs work cross platform on Windows, MacOS and Linux.</text:span></text:p>
      <text:p text:style-name="P15"/>
      <text:p text:style-name="P19"><text:span text:style-name="T32">As of now (May 2021)</text:span>, vscode <text:span text:style-name="T32">has </text:span>become the <text:span text:style-name="T32">most popular </text:span>IDE on Unix. <text:s/>The editor <text:span text:style-name="T32">in </text:span>the IDE is basically the same as its Windows counterpart, but on Linux, vscode uses gdb<text:span text:style-name="T21">/pdb </text:span>as a debugger. <text:s/>The <text:span text:style-name="T21">IDE integrates seamlessly with Anaconda Python (the Python version used at Diamond).</text:span></text:p>
      <text:p text:style-name="P17"/>
      <text:p text:style-name="P7">My prefered opition (and the one I'll be using during the course) is Microsoft's VSCODE.</text:p>
      <text:p text:style-name="P9"/>
      <text:p text:style-name="P6">1. Downloading Examples</text:p>
      <text:p text:style-name="P8">All the examples <text:span text:style-name="T10">for the course </text:span>are stored on github. <text:s/>You can clone the repository with:</text:p>
      <text:p text:style-name="P8"/>
      <text:p text:style-name="P13"><text:tab/>git clone https://github.com/seddon-software/python-course.git</text:p>
      <text:p text:style-name="P43"/>
      <text:p text:style-name="P27"><text:span text:style-name="T32">2</text:span>. <text:span text:style-name="T36">Module Loads</text:span></text:p>
      <text:p text:style-name="P43"><text:span text:style-name="T16">Module loads are the prefered way of setting up applications at Diamond. <text:s/></text:span>Note that all module loads only apply to the current terminal window. <text:s/>If you create a new window you will need to type these commands in again (unless you add the commands to your .bashrc file).</text:p>
      <text:p text:style-name="P43"/>
      <text:p text:style-name="P26"><text:span text:style-name="T36">3</text:span>. <text:span text:style-name="T32">Setting up Python and VSCode</text:span></text:p>
      <text:p text:style-name="P30"><text:span text:style-name="T32">Assuming you're working on a Diamond machine, you'll need to configure the latest version of Python (currently 3.9):</text:span></text:p>
      <text:p text:style-name="P30"/>
      <text:p text:style-name="P22"><text:span text:style-name="T12"><text:tab/>module load python/3.</text:span><text:span text:style-name="T15">9</text:span></text:p>
      <text:p text:style-name="P12"/>
      <text:p text:style-name="P11">Make sure you don't have any other versions of Python loaded - unload as necessary. <text:s/>For example:</text:p>
      <text:p text:style-name="P11"/>
      <text:p text:style-name="P21"><text:span text:style-name="T14"><text:tab/></text:span><text:span text:style-name="T13">module unload python/ana</text:span></text:p>
      <text:p text:style-name="P38"><text:soft-page-break/>To load VSCode:</text:p>
      <text:p text:style-name="P38"/>
      <text:p text:style-name="P37"><text:tab/>module load vscode/1.<text:span text:style-name="T35">56</text:span>.<text:span text:style-name="T35">0</text:span></text:p>
      <text:p text:style-name="P38"/>
      <text:p text:style-name="P38">You can replace the versions of Python and VScode with later versions if they are available. <text:s/>To see what's available:</text:p>
      <text:p text:style-name="P38"/>
      <text:p text:style-name="P37"><text:tab/><text:span text:style-name="T33">module avail python</text:span></text:p>
      <text:p text:style-name="P37"><text:span text:style-name="T33"><text:tab/>module avail vscode</text:span></text:p>
      <text:p text:style-name="P41"/>
      <text:p text:style-name="P35"><text:span text:style-name="T19">After you've downloaded the examples from github, y</text:span>ou can run vscode <text:span text:style-name="T19">by</text:span>:</text:p>
      <text:p text:style-name="P35"/>
      <text:p text:style-name="P39"><text:tab/>cd <text:span text:style-name="T31">python-course</text:span></text:p>
      <text:p text:style-name="P36"><text:tab/>code<text:span text:style-name="T18"> .</text:span></text:p>
      <text:p text:style-name="P35"/>
      <text:p text:style-name="P40">Note the dot in th<text:span text:style-name="T19">e last</text:span> command (run <text:span text:style-name="T5">code</text:span> in the current directory).</text:p>
      <text:p text:style-name="P40"/>
      <text:p text:style-name="P47"><text:span text:style-name="T2">Y</text:span><text:span text:style-name="T1">ou should then go to the Extensions icon and add the </text:span><text:span text:style-name="T3">Python</text:span><text:span text:style-name="T1"> extension module</text:span><text:span text:style-name="T4"> (it may already be installed)</text:span><text:span text:style-name="T1">.</text:span></text:p>
      <text:p text:style-name="P47"><text:span text:style-name="T1"/></text:p>
      <text:p text:style-name="P28"><text:span text:style-name="T33">4</text:span>. <text:span text:style-name="T22">Using Jupyter Notebook</text:span></text:p>
      <text:p text:style-name="P25">A<text:span text:style-name="T33">n</text:span> <text:span text:style-name="T33">alternative </text:span>approach is to use Jupyter Notebook; the <text:span text:style-name="T33">n</text:span>otebook is automatically installed with <text:span text:style-name="T33">Python (</text:span>Anaconda<text:span text:style-name="T33">)</text:span>. <text:s/>The Notebook is a browser version of <text:span text:style-name="T33">command line Python and is straightforward to use.</text:span> <text:s text:c="2"/>Start the Notebook from the command line with:</text:p>
      <text:p text:style-name="P4"/>
      <text:p text:style-name="P48"><text:tab/><text:span text:style-name="T19">cd python-course</text:span></text:p>
      <text:p text:style-name="P48"><text:span text:style-name="T34"><text:tab/>jupyter notebook</text:span></text:p>
      <text:p text:style-name="P20"><text:span text:style-name="T27"/></text:p>
      <text:p text:style-name="P20"><text:span text:style-name="T27">You can then </text:span><text:span text:style-name="T28">enter </text:span><text:span text:style-name="T29">and run </text:span><text:span text:style-name="T28">Python code in the cells created.</text:span><text:span text:style-name="T29"> <text:s/>There are several tutorials on-line to explain how to use the notebook.</text:span></text:p>
      <text:p text:style-name="P29"/>
      <text:p text:style-name="P45"><text:span text:style-name="T25">5</text:span><text:span text:style-name="T23">. Using </text:span><text:span text:style-name="T26">PyCharm</text:span><text:span text:style-name="T23"> on a Diamond machine</text:span></text:p>
      <text:p text:style-name="P32"/>
      <text:p text:style-name="P32"><text:span text:style-name="T37">If you prefer to use PyCharm you will need to use the community edition (the default at Diamond) unless you have a commercial licence:</text:span></text:p>
      <text:p text:style-name="P32"/>
      <text:p text:style-name="P46"><text:tab/>module load <text:span text:style-name="T37">pycharm</text:span></text:p>
      <text:p text:style-name="P45"><text:span text:style-name="T17"/></text:p>
      <text:p text:style-name="P45"><text:span text:style-name="T26">6</text:span><text:span text:style-name="T23">. Using Eclipse/</text:span><text:span text:style-name="T24">PyDev</text:span><text:span text:style-name="T23"> on a Diamond machine</text:span></text:p>
      <text:p text:style-name="P32"/>
      <text:p text:style-name="P3"><text:span text:style-name="T7">Eclipse has been around for a long time and can be used for many programming languages. <text:s/>To work with Eclipse/Python you need the PyDev plugin. <text:s/>Y</text:span>ou use module loads to setup Eclipse<text:span text:style-name="T33"> and this will also install the PyDev plugin</text:span>. <text:s/><text:span text:style-name="T33">The following</text:span> module loads are required:</text:p>
      <text:p text:style-name="P1"/>
      <text:p text:style-name="P2"><text:tab/>module load python/3.<text:span text:style-name="T18">9</text:span></text:p>
      <text:p text:style-name="P23"><text:tab/>module load eclipse</text:p>
      <text:p text:style-name="P1"/>
      <text:p text:style-name="P3"><text:soft-page-break/>Make sure you don’t have two versions of eclipse installed. <text:s/>To see what is loaded type:</text:p>
      <text:p text:style-name="P1"/>
      <text:p text:style-name="P2"><text:tab/>module list</text:p>
      <text:p text:style-name="P1"/>
      <text:p text:style-name="P3">If you see “eclipse/473a(default)”, <text:span text:style-name="T7">ir something similar, </text:span>you will need to unload it:</text:p>
      <text:p text:style-name="P1"/>
      <text:p text:style-name="P2"><text:tab/>module unload eclipse/473a</text:p>
      <text:p text:style-name="P3"/>
      <text:p text:style-name="P1">You can now run <text:span text:style-name="T6">E</text:span>clipse with:</text:p>
      <text:p text:style-name="P1"/>
      <text:p text:style-name="P2"><text:tab/>eclipse&amp;</text:p>
      <text:p text:style-name="P31"/>
      <text:p text:style-name="P44"><text:span text:style-name="T36">Once E</text:span>clipse <text:span text:style-name="T36">starts you will need to specify a folder for your workspace and then switch to the PyDev prospective (using the Window menu). <text:s/>You can now create a PyDev project (from the File menu). <text:s/>When you are asked to configure the Python interpreter choose "Quick Auto Configure). <text:s/>You should now be able to create projects and run code. <text:s/>Start by importing the example from github. </text:span></text:p>
      <text:p text:style-name="P34"><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6:10:54.609163384</meta:creation-date>
    <dc:date>2021-05-28T17:05:44.608898637</dc:date>
    <meta:editing-duration>P1DT10H12M43S</meta:editing-duration>
    <meta:editing-cycles>33</meta:editing-cycles>
    <meta:generator>LibreOffice/6.0.7.3$Linux_X86_64 LibreOffice_project/00m0$Build-3</meta:generator>
    <meta:document-statistic meta:table-count="0" meta:image-count="0" meta:object-count="0" meta:page-count="3" meta:paragraph-count="46" meta:word-count="753" meta:character-count="4533" meta:non-whitespace-character-count="3780"/>
  </office:meta>
</office:document-meta>
</file>